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</manifest:manifest>
</file>
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</manifest:manifest>
</file>
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</manifest:manifest>
</file>
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3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8" style:family="table-cell" style:parent-style-name="Default" style:data-style-name="N100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document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4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5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High 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lose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  <table:table-row table:style-name="ro2" table:number-rows-repeated="18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ptionMarketData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table:style-name="Default" office:value-type="string" calcext:value-type="string">
            <text:p>Strike</text:p>
          </table:table-cell>
          <table:table-cell table:style-name="Default"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  <table:table-row table:style-name="ro2" table:number-rows-repeated="15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ortfolio_analysis_sheet" table:style-name="ta1">
        <table:table-column table:style-name="co2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6f63832-1e36-11e6-8001-ecf4bb2e10a3</text:p>
          </table:table-cell>
          <table:table-cell office:value-type="string" calcext:value-type="string">
            <text:p>AAPL portfo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13:56:43.661060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12-31T13:57:14.376987706</dc:date>
    <meta:editing-duration>P3DT18H33M50S</meta:editing-duration>
    <meta:editing-cycles>269</meta:editing-cycles>
    <meta:generator>LibreOffice/4.2.8.2$Linux_X86_64 LibreOffice_project/420m0$Build-2</meta:generator>
    <meta:document-statistic meta:table-count="5" meta:cell-count="292" meta:object-count="2"/>
  </office:meta>
</office:document-meta>
</file>